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itle">
      <style:text-properties officeooo:rsid="0006571a" officeooo:paragraph-rsid="0006571a"/>
    </style:style>
    <style:style style:name="P30" style:family="paragraph" style:parent-style-name="Standard">
      <style:text-properties fo:font-weight="normal" officeooo:rsid="00082a54" officeooo:paragraph-rsid="000939fa" style:font-weight-asian="normal" style:font-weight-complex="normal"/>
    </style:style>
    <style:style style:name="P31" style:family="paragraph" style:parent-style-name="Preformatted_20_Text">
      <style:text-properties fo:font-weight="normal" officeooo:rsid="00082a54" officeooo:paragraph-rsid="000939fa" style:font-weight-asian="normal" style:font-weight-complex="normal"/>
    </style:style>
    <style:style style:name="P32" style:family="paragraph" style:parent-style-name="Standard">
      <style:text-properties fo:font-weight="normal" officeooo:rsid="00082a54" officeooo:paragraph-rsid="00082a54" style:font-weight-asian="normal" style:font-weight-complex="normal"/>
    </style:style>
    <style:style style:name="P33" style:family="paragraph" style:parent-style-name="Standard">
      <style:text-properties fo:font-weight="normal" officeooo:rsid="000939fa" officeooo:paragraph-rsid="000939fa" style:font-weight-asian="normal" style:font-weight-complex="normal"/>
    </style:style>
    <style:style style:name="P34" style:family="paragraph" style:parent-style-name="Heading">
      <style:text-properties officeooo:rsid="00136ef4" officeooo:paragraph-rsid="00136ef4"/>
    </style:style>
    <style:style style:name="P35" style:family="paragraph" style:parent-style-name="Text_20_body">
      <style:text-properties officeooo:rsid="00136ef4" officeooo:paragraph-rsid="00136ef4"/>
    </style:style>
    <style:style style:name="P36" style:family="paragraph" style:parent-style-name="Text_20_body">
      <style:text-properties officeooo:rsid="00132b95" officeooo:paragraph-rsid="00132b95"/>
    </style:style>
    <style:style style:name="P37" style:family="paragraph" style:parent-style-name="Preformatted_20_Text">
      <style:text-properties officeooo:paragraph-rsid="00136ef4"/>
    </style:style>
    <style:style style:name="P38" style:family="paragraph" style:parent-style-name="Preformatted_20_Text">
      <style:paragraph-properties fo:margin-top="0in" fo:margin-bottom="0.1965in" style:contextual-spacing="false"/>
      <style:text-properties officeooo:paragraph-rsid="00138bc8"/>
    </style:style>
    <style:style style:name="P39" style:family="paragraph" style:parent-style-name="Text_20_body">
      <style:text-properties officeooo:rsid="00138bc8" officeooo:paragraph-rsid="00138bc8"/>
    </style:style>
    <style:style style:name="P40" style:family="paragraph" style:parent-style-name="Table_20_Contents">
      <style:paragraph-properties fo:text-align="center" style:justify-single-word="false"/>
      <style:text-properties officeooo:rsid="001892ff" officeooo:paragraph-rsid="001892ff"/>
    </style:style>
    <style:style style:name="P41" style:family="paragraph" style:parent-style-name="Table_20_Contents">
      <style:text-properties officeooo:rsid="001892ff" officeooo:paragraph-rsid="001892ff"/>
    </style:style>
    <style:style style:name="P42" style:family="paragraph" style:parent-style-name="Table_20_Contents">
      <style:text-properties officeooo:rsid="001a82c8" officeooo:paragraph-rsid="001a82c8"/>
    </style:style>
    <style:style style:name="P43" style:family="paragraph" style:parent-style-name="Text_20_body">
      <style:text-properties officeooo:paragraph-rsid="001b2c39"/>
    </style:style>
    <style:style style:name="P44" style:family="paragraph" style:parent-style-name="Table_20_Contents">
      <style:paragraph-properties fo:text-align="center" style:justify-single-word="false"/>
      <style:text-properties officeooo:rsid="001abc8f" officeooo:paragraph-rsid="001abc8f"/>
    </style:style>
    <style:style style:name="P45" style:family="paragraph" style:parent-style-name="Table_20_Contents">
      <style:text-properties officeooo:rsid="001abc8f" officeooo:paragraph-rsid="001abc8f"/>
    </style:style>
    <style:style style:name="P46" style:family="paragraph" style:parent-style-name="Heading_20_2">
      <style:text-properties officeooo:paragraph-rsid="001f1a05"/>
    </style:style>
    <style:style style:name="P47" style:family="paragraph" style:parent-style-name="Heading_20_2">
      <style:text-properties officeooo:paragraph-rsid="000f233c"/>
    </style:style>
    <style:style style:name="P48" style:family="paragraph" style:parent-style-name="Heading_20_3">
      <style:text-properties officeooo:rsid="00132b95" officeooo:paragraph-rsid="00132b95"/>
    </style:style>
    <style:style style:name="P49" style:family="paragraph" style:parent-style-name="Text_20_body">
      <style:text-properties fo:font-style="italic" officeooo:rsid="000da506" officeooo:paragraph-rsid="001f1fd4" style:font-style-asian="italic" style:font-style-complex="italic"/>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style:font-name="Aptos" fo:font-size="12pt" officeooo:rsid="001a82c8"/>
    </style:style>
    <style:style style:name="T7" style:family="text">
      <style:text-properties style:font-name="Aptos" fo:font-size="12pt" officeooo:rsid="001c22be"/>
    </style:style>
    <style:style style:name="T8" style:family="text">
      <style:text-properties officeooo:rsid="0002e876"/>
    </style:style>
    <style:style style:name="T9" style:family="text">
      <style:text-properties fo:font-weight="bold" style:font-weight-asian="bold" style:font-weight-complex="bold"/>
    </style:style>
    <style:style style:name="T10" style:family="text">
      <style:text-properties fo:font-weight="bold" officeooo:rsid="00082a54" style:font-weight-asian="bold" style:font-weight-complex="bold"/>
    </style:style>
    <style:style style:name="T11" style:family="text">
      <style:text-properties fo:font-weight="bold" officeooo:rsid="00136ef4" style:font-weight-asian="bold" style:font-weight-complex="bold"/>
    </style:style>
    <style:style style:name="T12" style:family="text">
      <style:text-properties fo:font-weight="bold" officeooo:rsid="0017a893" style:font-weight-asian="bold" style:font-weight-complex="bold"/>
    </style:style>
    <style:style style:name="T13" style:family="text">
      <style:text-properties fo:font-weight="bold" officeooo:rsid="001da0b5" style:font-weight-asian="bold" style:font-weight-complex="bold"/>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02e876" style:font-size-asian="10pt" style:font-weight-asian="bold" style:font-size-complex="10pt" style:font-weight-complex="bold"/>
    </style:style>
    <style:style style:name="T16" style:family="text">
      <style:text-properties style:font-name="Liberation Mono" fo:font-size="10pt" fo:font-weight="bold" officeooo:rsid="00082a54" style:font-size-asian="10pt" style:font-weight-asian="bold" style:font-size-complex="10pt" style:font-weight-complex="bold"/>
    </style:style>
    <style:style style:name="T17" style:family="text">
      <style:text-properties style:font-name="Liberation Mono" fo:font-size="10pt" fo:font-weight="bold" officeooo:rsid="00136ef4" style:font-size-asian="10pt" style:font-weight-asian="bold" style:font-size-complex="10pt" style:font-weight-complex="bold"/>
    </style:style>
    <style:style style:name="T18" style:family="text">
      <style:text-properties officeooo:rsid="0006571a"/>
    </style:style>
    <style:style style:name="T19" style:family="text">
      <style:text-properties officeooo:rsid="0006e375"/>
    </style:style>
    <style:style style:name="T20" style:family="text">
      <style:text-properties officeooo:rsid="00082a54"/>
    </style:style>
    <style:style style:name="T21" style:family="text">
      <style:text-properties fo:font-weight="normal" officeooo:rsid="00082a54" style:font-weight-asian="normal" style:font-weight-complex="normal"/>
    </style:style>
    <style:style style:name="T22" style:family="text">
      <style:text-properties fo:font-weight="normal" officeooo:rsid="001da0b5" style:font-weight-asian="normal" style:font-weight-complex="normal"/>
    </style:style>
    <style:style style:name="T23" style:family="text">
      <style:text-properties officeooo:rsid="000939fa"/>
    </style:style>
    <style:style style:name="T24" style:family="text">
      <style:text-properties fo:font-style="italic" officeooo:rsid="000939fa" style:font-style-asian="italic" style:font-style-complex="italic"/>
    </style:style>
    <style:style style:name="T25" style:family="text">
      <style:text-properties fo:font-style="italic" officeooo:rsid="000bb1eb" style:font-style-asian="italic" style:font-style-complex="italic"/>
    </style:style>
    <style:style style:name="T26" style:family="text">
      <style:text-properties fo:font-style="italic" officeooo:rsid="001f1a05" style:font-style-asian="italic" style:font-style-complex="italic"/>
    </style:style>
    <style:style style:name="T27" style:family="text">
      <style:text-properties fo:font-style="italic" fo:font-weight="bold" officeooo:rsid="0014bf4b" style:font-style-asian="italic" style:font-weight-asian="bold" style:font-style-complex="italic" style:font-weight-complex="bold"/>
    </style:style>
    <style:style style:name="T28" style:family="text">
      <style:text-properties officeooo:rsid="000f233c"/>
    </style:style>
    <style:style style:name="T29" style:family="text">
      <style:text-properties officeooo:rsid="001180a5"/>
    </style:style>
    <style:style style:name="T30"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31" style:family="text">
      <style:text-properties officeooo:rsid="00132b95"/>
    </style:style>
    <style:style style:name="T32" style:family="text">
      <style:text-properties officeooo:rsid="00136ef4"/>
    </style:style>
    <style:style style:name="T33" style:family="text">
      <style:text-properties officeooo:rsid="00138bc8"/>
    </style:style>
    <style:style style:name="T34" style:family="text">
      <style:text-properties officeooo:rsid="0014bf4b"/>
    </style:style>
    <style:style style:name="T35" style:family="text">
      <style:text-properties officeooo:rsid="0015b9d9"/>
    </style:style>
    <style:style style:name="T36" style:family="text">
      <style:text-properties officeooo:rsid="001da0b5"/>
    </style:style>
    <style:style style:name="T37" style:family="text">
      <style:text-properties officeooo:rsid="001f1a05"/>
    </style:style>
    <style:style style:name="T38" style:family="text">
      <style:text-properties fo:font-style="normal" officeooo:rsid="0016ba99" style:font-style-asian="normal" style:font-style-complex="normal"/>
    </style:style>
    <style:style style:name="T39" style:family="text">
      <style:text-properties style:font-name="Liberation Mono" fo:font-size="10pt" fo:font-style="normal" fo:font-weight="bold" officeooo:rsid="0016ba99"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FC 7523 and OA4MP</text:p>
      <text:p text:style-name="P10"/>
      <text:p text:style-name="Standard">This is a quick note about how to get a client using RFC 7523 under OA4MP.  <text:span text:style-name="T18">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20">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8">If you use the registration endpoint (oauth2/register) then there is a box for the public key. You put your public keys in JWK (JSON webkey) format. This can include multiple keys with identifiers (</text:span><text:span text:style-name="T15">kid</text:span><text:span text:style-name="T8"> ). You keep the private keys and sign your request JWTs with them. Note that you can use a single key, in which case no kid is required in the request, but if you have multiple, you must include it.</text:span></text:p>
      <text:p text:style-name="Text_20_body"><text:span text:style-name="T34">(</text:span><text:span text:style-name="T27">Nota Bene:</text:span><text:span text:style-name="T34">This is for standard OA4MP. For CILogon (which is an extension of OA4MP), this feature is disabled and only available to paying subscribers .)</text:span></text:p>
      <text:p text:style-name="P49"><text:span text:style-name="T38">If you are creating or approving the client as an system administrator, set the </text:span><text:span text:style-name="T39">service_client</text:span><text:span text:style-name="T38"> property to true using the CLI. </text:span></text:p>
      <text:h text:style-name="P48" text:outline-level="3">Using the Client Management Endpoint.</text:h>
      <text:p text:style-name="Text_20_body"><text:span text:style-name="T31">If you have an administrative client for OA4MP, you can simply upload your public key(s). </text:span>Remember<text:span text:style-name="T31"> that you can have multiple public keys. <text:s/>This is documented in </text:span><text:a xlink:type="simple" xlink:href="https://datatracker.ietf.org/doc/html/rfc7591" text:style-name="Internet_20_link" text:visited-style-name="Visited_20_Internet_20_Link"><text:span text:style-name="T31">RFC 7591</text:span></text:a><text:span text:style-name="T31"> section 2, under client metadata. You need to supply the </text:span><text:span text:style-name="T14">token_endpoint_auth_method </text:span><text:span text:style-name="T31">with a </text:span><text:span text:style-name="T32">value of </text:span><text:span text:style-name="T17">private_key_jwt</text:span><text:span text:style-name="T32"> as per RFC 7523. Then you supply either </text:span><text:span text:style-name="T17">jwks_uri</text:span> or <text:span text:style-name="T17">jwks</text:span>. <text:span text:style-name="T32">These, by the way are exclusive. <text:s/>The spec is clear that if you can use a JWKS uri (which is just your JWKS) then you must, since it allows for you to control such things as key rotations. Failing that, you can just upload them </text:span></text:p>
      <text:p text:style-name="P34"><text:soft-page-break/>Example. Using a jwks_uri</text:p>
      <text:p text:style-name="P35">In this example snippet (this is just a tiny part of your full registration), <text:s/><text:span text:style-name="T33">yo give the coordinates for you public key(s) only:</text:span></text:p>
      <text:p text:style-name="Preformatted_20_Text"><text:s text:c="5"/>{ <text:s text:c="5"/></text:p>
      <text:p text:style-name="Preformatted_20_Text"><text:s text:c="6"/>"token_endpoint_auth_method": "<text:span text:style-name="T32">private_key_jwt</text:span>",</text:p>
      <text:p text:style-name="Preformatted_20_Text"><text:s text:c="6"/>"jwks_uri": "<text:a xlink:type="simple" xlink:href="https://keys.bigstate.edu/public_keys/bob.jwks" text:style-name="Internet_20_link" text:visited-style-name="Visited_20_Internet_20_Link">https://<text:span text:style-name="T32">keys.bigstate.edu</text:span>/public_keys/<text:span text:style-name="T32">bob</text:span>.jwks</text:a>",</text:p>
      <text:p text:style-name="P37"><text:s text:c="6"/>"client_name": "My Example Client", <text:span text:style-name="T9">… </text:span><text:span text:style-name="T11">lots more</text:span></text:p>
      <text:p text:style-name="Preformatted_20_Text"><text:s text:c="4"/></text:p>
      <text:p text:style-name="Preformatted_20_Text"><text:s text:c="5"/>}</text:p>
      <text:p text:style-name="Preformatted_20_Text"/>
      <text:p text:style-name="Heading">Example. Uploading the JSON web keys directly.</text:p>
      <text:p text:style-name="P39">In this example, there is one key (note that the format still must be for a full set of them, which means you send an array). </text:p>
      <text:p text:style-name="Preformatted_20_Text"/>
      <text:p text:style-name="P37"><text:s text:c="5"/>{</text:p>
      <text:p text:style-name="P37"><text:s text:c="6"/>"token_endpoint_auth_method": "<text:span text:style-name="T32">private_key_jwt</text:span>",</text:p>
      <text:p text:style-name="P37"><text:s text:c="6"/>"jwks": {"jwk":[{"alg":"EC",</text:p>
      <text:p text:style-name="Preformatted_20_Text"><text:s text:c="23"/>"crv":"P-256",</text:p>
      <text:p text:style-name="P38"><text:s text:c="24"/>"x":"MKBCTNIcKUSDi… <text:line-break/> <text:s text:c="23"/><text:span text:style-name="T12">(lots more!!)<text:line-break/></text:span> <text:s text:c="21"/><text:span text:style-name="T32">}]<text:line-break/></text:span> <text:s text:c="14"/><text:span text:style-name="T32">},<text:line-break/></text:span> <text:s text:c="8"/>"client_name": "My Example Client", <text:span text:style-name="T9">… </text:span><text:span text:style-name="T11">lots more<text:line-break/></text:span> <text:s text:c="4"/>}</text:p>
      <text:p text:style-name="Text_20_body"><text:span text:style-name="T34">Again, if you upload both <text:s/></text:span><text:span text:style-name="T17">jwks_uri</text:span><text:span text:style-name="T34"> and </text:span><text:span text:style-name="T17">jwks </text:span><text:span text:style-name="T34">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5">Note that you choose which key is used by specifying the kid (see below) when sending a request to the server.</text:span></text:p>
      <text:p text:style-name="P36"><text:s/></text:p>
      <text:h text:style-name="P46" text:outline-level="2">Authorization <text:span text:style-name="T37">(authentication, actually)</text:span> <text:span text:style-name="T8">(</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4">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text:soft-page-break/>.ukG2PD8_InSZ8cdFn1FHs_tSv_cpFUEIGMfv-0y2xXDNkk73NM1sIuBfgSLS_0v...</text:p>
      <text:p text:style-name="P11"/>
      <text:p text:style-name="Text_20_body">which has header</text:p>
      <text:p text:style-name="P1">{</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9">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 text:name="__DdeLink__4113_2272229002"/><text:bookmark-start text:name="__DdeLink__4199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 </text:span><text:span text:style-name="T6">as per spec. </text:span><text:span text:style-name="T7">Same as iss here.</text:span></text:p>
          </table:table-cell>
        </table:table-row>
      </table:table>
      <text:p text:style-name="P12"/>
      <text:h text:style-name="Heading_20_2" text:outline-level="2">Authorization <text:span text:style-name="T19">Grant <text:s/></text:span><text:bookmark-start text:name="__DdeLink__274879_314098792"/><text:bookmark-start text:name="__DdeLink__274876_314098792"/><text:span text:style-name="T8">(§2.</text:span><text:span text:style-name="T19">1</text:span><text:span text:style-name="T8">)</text:span><text:bookmark-end text:name="__DdeLink__274879_314098792"/><text:bookmark-end text:name="__DdeLink__274876_314098792"/></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text:soft-page-break/>RFC 7523 <text:span text:style-name="T20">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grant_type<text:span text:style-name="T20">=</text:span></text:p>
      <text:p text:style-name="Preformatted_20_Text"><text:s text:c="3"/>urn:ietf:params:oauth:grant-type:jwt-beare<text:span text:style-name="T20">r</text:span></text:p>
      <text:p text:style-name="Preformatted_20_Text">assertion=auth grant JWT</text:p>
      <text:p text:style-name="P5"/>
      <text:p text:style-name="P8"><text:span text:style-name="T20">The </text:span><text:span text:style-name="T16">grant_type</text:span><text:span text:style-name="T10"> </text:span><text:span text:style-name="T21">is fixed and must be as given. The auth grant JWT is a JWT that is signed with your private key. OA4MP uses the stored public key to verify.</text:span></text:p>
      <text:p text:style-name="P30">Typical example is (line breaks added, signature truncated)</text:p>
      <text:p text:style-name="P32"/>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3">The header decodes as</text:p>
      <text:p text:style-name="P32"/>
      <text:p text:style-name="P7">{</text:p>
      <text:p text:style-name="P7"><text:s text:c="2"/>"kid":"B33F86A327A232E9",</text:p>
      <text:p text:style-name="P7"><text:s text:c="2"/>"typ":"JWT",</text:p>
      <text:p text:style-name="P7"><text:s text:c="2"/>"alg":"RS256"</text:p>
      <text:p text:style-name="P31">}</text:p>
      <text:p text:style-name="Standard"/>
      <text:p text:style-name="Standard">See above, <text:span text:style-name="T23">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4">Note that any parameters you can normally send in a request </text:span><text:span text:style-name="T26">should </text:span><text:span text:style-name="T24">be encoded here – </text:span><text:span text:style-name="T26">this is the actual request, not other parameters</text:span><text:span text:style-name="T24">. Hence the scope and </text:span><text:span text:style-name="T25">resource</text:span><text:span text:style-name="T24">.</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ext:soft-page-break/>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40">id_token</text:p>
          </table:table-cell>
          <table:table-cell table:style-name="Table3.A2" office:value-type="string">
            <text:p text:style-name="P40">N</text:p>
          </table:table-cell>
          <table:table-cell table:style-name="Table3.C2" office:value-type="string">
            <text:p text:style-name="P41">A JSON object that is the ID token. This will be returned in e.g. the user info endpoint. </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44">state</text:p>
          </table:table-cell>
          <table:table-cell table:style-name="Table3.A2" office:value-type="string">
            <text:p text:style-name="P44">N</text:p>
          </table:table-cell>
          <table:table-cell table:style-name="Table3.C2" office:value-type="string">
            <text:p text:style-name="P45">The state parameter. This is merely echoed back as per specification.</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ext:p text:style-name="P42">If sending the id_token, it may be included in that.</text:p>
          </table:table-cell>
        </table:table-row>
      </table:table>
      <text:p text:style-name="Standard"/>
      <text:p text:style-name="Standard"><text:span text:style-name="T36">The </text:span><text:span text:style-name="T13">id_token </text:span><text:span text:style-name="T22">is normally generated by the system during the authorization but since you are controlling that with this request, only the most basic will be made. Sending one that asserts claims such as user groups, an identity provider etc. means that will be taken as the basic id token. </text:span></text:p>
      <text:h text:style-name="P47" text:outline-level="2"><text:span text:style-name="T28">RFC7523 and </text:span><text:span text:style-name="T30">the device flow (RFC 8628)</text:span></text:h>
      <text:p text:style-name="P43"><text:span text:style-name="T28">You may register your client’s key(s) and simply use them for authorization </text:span><text:bookmark-start text:name="__DdeLink__274874_314098792"/>(§2.2)<text:bookmark-end text:name="__DdeLink__274874_314098792"/><text:span text:style-name="T2"> </text:span><text:span text:style-name="T29">in </text:span><text:span text:style-name="T28">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5-10-19T08:39:50.966589962</dc:date>
    <meta:editing-duration>PT10H20M9S</meta:editing-duration>
    <meta:editing-cycles>17</meta:editing-cycles>
    <meta:generator>LibreOffice/24.2.7.2$Linux_X86_64 LibreOffice_project/420$Build-2</meta:generator>
    <meta:document-statistic meta:table-count="3" meta:image-count="0" meta:object-count="0" meta:page-count="5" meta:paragraph-count="142" meta:word-count="1219" meta:character-count="8943" meta:non-whitespace-character-count="7592"/>
  </office:meta>
</office:document-meta>
</file>